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c5000b" draw:marker-start-width="0.509cm" draw:marker-end-width="0.509cm" svg:stroke-linecap="round" draw:fill="none" draw:fill-color="#ff950e" draw:opacity="5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473cm" svg:height="9.169cm" svg:x="3.851cm" svg:y="1.45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88cm" svg:height="0.962cm" svg:x="3.141cm" svg:y="11.428cm">
          <draw:text-box>
            <text:p><text:span text:style-name="T1">001011000100000000</text:span><text:span text:style-name="T2">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21:33:38.537877384</dc:date>
    <dc:creator>elucterio </dc:creator>
    <meta:editing-duration>P2DT23H1M13S</meta:editing-duration>
    <meta:editing-cycles>19</meta:editing-cycles>
    <meta:generator>LibreOffice/4.2.8.2$Linux_X86_64 LibreOffice_project/420m0$Build-2</meta:generator>
    <meta:document-statistic meta:object-count="45"/>
  </office:meta>
</office:document-meta>
</file>